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C6000000A941B6D2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999999" draw:textarea-horizontal-align="justify" draw:textarea-vertical-align="middle" draw:auto-grow-height="false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1cm" svg:stroke-color="#808080" draw:marker-start-width="0.5cm" draw:marker-end-width="0.5cm" draw:fill="solid" draw:fill-color="#ffff99" draw:auto-grow-height="true" draw:auto-grow-width="true" fo:max-height="0cm" fo:min-height="0cm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5.6cm" svg:height="12.6cm" svg:x="-8.6cm" svg:y="5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44.8cm" svg:height="5.2cm" svg:x="-8.2cm" svg:y="8.6cm">
          <draw:image xlink:href="Pictures/10000201000005C6000000A941B6D24C.png" xlink:type="simple" xlink:show="embed" xlink:actuate="onLoad">
            <text:p/>
          </draw:image>
        </draw:frame>
        <draw:custom-shape draw:style-name="gr3" draw:text-style-name="P1" draw:layer="layout" svg:width="0.4cm" svg:height="5.6cm" svg:x="14.6cm" svg:y="8.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4cm" svg:y1="8.2cm" svg:x2="15cm" svg:y2="8.4cm">
          <text:p/>
        </draw:line>
        <draw:frame draw:style-name="gr5" draw:text-style-name="P2" draw:layer="layout" svg:width="11.77cm" svg:height="0.829cm" svg:x="17.4cm" svg:y="7.771cm">
          <draw:text-box>
            <text:p text:style-name="P2"><text:span text:style-name="T1">42bp exon, included only in the isoform 5a isoform mRNAs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7-10-03T00:21:46</dc:date>
          <text:p/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25%" draw:textarea-horizontal-align="justify" fo:padding-top="0.125cm" fo:padding-bottom="0.125cm" fo:padding-left="0.25cm" fo:padding-right="0.25cm" draw:shadow="hidden" draw:shadow-offset-x="0.2cm" draw:shadow-offset-y="0.2cm" draw:shadow-color="#80808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00:10:53.933387120</meta:creation-date>
    <dc:date>2017-10-03T00:34:02.513854320</dc:date>
    <meta:editing-duration>PT7M45S</meta:editing-duration>
    <meta:editing-cycles>1</meta:editing-cycles>
    <meta:document-statistic meta:object-count="28"/>
    <meta:generator>LibreOffice/4.2.8.2$Linux_X86_64 LibreOffice_project/420m0$Build-2</meta:generator>
  </office:meta>
</office:document-meta>
</file>